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50%"/>
      <style:text-properties fo:color="#000000" style:font-name="Arial" fo:font-size="10.5pt" style:font-size-asian="10.5pt" style:font-size-complex="10.5pt"/>
    </style:style>
    <style:style style:name="P2" style:family="paragraph" style:parent-style-name="Standard">
      <style:paragraph-properties fo:line-height="150%"/>
      <style:text-properties fo:color="#000000" style:font-name="Arial" fo:font-size="10.5pt" fo:font-weight="bold" style:font-size-asian="10.5pt" style:font-weight-asian="bold" style:font-size-complex="10.5pt" style:font-weight-complex="bold"/>
    </style:style>
    <style:style style:name="P3" style:family="paragraph" style:parent-style-name="Standard">
      <style:paragraph-properties fo:line-height="150%"/>
      <style:text-properties fo:color="#0000cc" style:font-name="Arial" fo:font-size="10.5pt" style:font-size-asian="10.5pt" style:font-size-complex="10.5pt"/>
    </style:style>
    <style:style style:name="P4" style:family="paragraph" style:parent-style-name="Standard">
      <style:paragraph-properties fo:line-height="150%"/>
      <style:text-properties style:font-name="Arial" fo:font-size="10.5pt" style:font-size-asian="10.5pt" style:font-size-complex="10.5pt"/>
    </style:style>
    <style:style style:name="P5" style:family="paragraph" style:parent-style-name="Standard">
      <style:paragraph-properties fo:line-height="150%" fo:text-align="center" style:justify-single-word="false"/>
      <style:text-properties style:font-name="Arial" fo:font-size="10.5pt" style:font-size-asian="10.5pt" style:font-size-complex="10.5pt"/>
    </style:style>
    <style:style style:name="P6" style:family="paragraph" style:parent-style-name="Standard">
      <style:paragraph-properties fo:line-height="150%"/>
      <style:text-properties fo:color="#000000" style:font-name="Arial" fo:font-size="10.5pt" style:font-size-asian="10.5pt" style:font-size-complex="10.5pt"/>
    </style:style>
    <style:style style:name="T1" style:family="text">
      <style:text-properties fo:font-weight="bold" style:font-weight-asian="bold" style:font-weight-complex="bold"/>
    </style:style>
    <style:style style:name="T2" style:family="text">
      <style:text-properties fo:color="#0000ff"/>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style="italic" fo:font-weight="normal" style:font-style-asian="italic" style:font-weight-asian="normal" style:font-style-complex="italic" style:font-weight-complex="normal"/>
    </style:style>
    <style:style style:name="T6" style:family="text">
      <style:text-properties fo:color="#0000c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Drehbuch</text:span> - <text:span text:style-name="T4">Szene 10 - Gerichtslokal</text:span> </text:p>
      <text:p text:style-name="P4"/>
      <text:p text:style-name="P4">Der erste Gott – Aida, Der zweite Gott – Calina, Der dritte Gott – Aida, Shen Te/Shui Ta – Calina, <text:span text:style-name="T3">Erzähler – Calina, </text:span><text:span text:style-name="T2">Zuschauer</text:span></text:p>
      <text:p text:style-name="P4"/>
      <text:p text:style-name="P4"/>
      <text:p text:style-name="P4">Musik. <text:s/>Die drei Götter stehen versetzt auf den Treppen. Blicken auf Shen Te herab. Shen Te steht auf der Bühne. Nach unten schauend. <text:span text:style-name="T2">Zuschauer schaut von weiter weg seitlich auf die Bühne. </text:span><text:span text:style-name="T3">Der Erzähler beginnt seine Rede aus dem Off. <text:s/></text:span></text:p>
      <text:p text:style-name="P4"/>
      <text:p text:style-name="P4"/>
      <text:p text:style-name="P4"><text:span text:style-name="T1">Erzähler</text:span> <text:span text:style-name="T4">fragend</text:span>: Huch, wo befinden wir uns denn gerade ? Wohl in einer Art Zwischenuniversum, <text:s/>zwischen Himmel und Erde. <text:s/><text:span text:style-name="T6">Kamerafahrt um die Bühne.</text:span> </text:p>
      <text:p text:style-name="P4">Schau mal, sind das die drei Götter ? Und <text:span text:style-name="T3">Shui Ta</text:span> ! Über was sie wohl reden ? Lass uns näher dran gehen …<text:span text:style-name="T6"> Zoom. </text:span></text:p>
      <text:p text:style-name="P3"/>
      <text:p text:style-name="P1"><text:span text:style-name="T1">Der erste Gott:</text:span> Sind Sie der Tabakgroßhändler Shui Ta ?</text:p>
      <text:p text:style-name="P1"><text:span text:style-name="T1">Shui Ta</text:span> <text:span text:style-name="T4">sehr schwach</text:span>: Ja...</text:p>
      <text:p text:style-name="P1"><text:span text:style-name="T1">Der erste Gott</text:span>: Gegen Sie wird die Anklage erhoben, daß Sie ihre leibliche Kusine, das Fräulein Shen Te beiseite geschafft haben, um sich ihres Geschäfts zu bemächtigen. Bekennen Sie sich schuldig ?</text:p>
      <text:p text:style-name="P1"><text:span text:style-name="T1">Shui Ta:</text:span> Nein !</text:p>
      <text:p text:style-name="P2"/>
      <text:p text:style-name="P1"><text:span text:style-name="T1">Erzähler:</text:span> Ach, die gute Shen Te, ein liebreizendes Fräulein … Aber Herr Shui Ta ist ein Mann von Prinzipien. Er liebt das Gesetz. <text:s/></text:p>
      <text:p text:style-name="P2"/>
      <text:p text:style-name="P1"><text:span text:style-name="T1">Der erste Gott:</text:span> Angeklagter, Ihnen wird zudem vorgeworfen viele Leben ruiniert, gelogen, betrogen und gemordet zu haben. Was haben Sie zu antworten ?</text:p>
      <text:p text:style-name="P1"><text:span text:style-name="T1">Shui Ta:</text:span> Ich habe nichts getan, als die nackte Existenz meiner Kusine gerettet, Euer Gnaden. Ich bin nur gekommen, wenn die Gefahr bestand, dass sie ihren kleinen Laden verlor. Meine Kusine war beliebt, und ich habe die schmutzige Arbeit verrichtet. Darum bin ich so verhasst. </text:p>
      <text:p text:style-name="P1"><text:span text:style-name="T1">Der dritte Gott:</text:span> Sie gewährten niemandem mehr Obdach, so wie Shen Te. </text:p>
      <text:p text:style-name="P1"><text:span text:style-name="T1">Shui Ta:</text:span> Der Laden war kein Asyl !</text:p>
      <text:p text:style-name="P1"><text:span text:style-name="T1">Der dritte Gott:</text:span> Sie brachten die Alten um ihr Erspartes …</text:p>
      <text:p text:style-name="P1"><text:span text:style-name="T1">Shui Ta:</text:span> Weil meine Kusine einem Flieger zum Fliegen verhelfen wollte. Ich sollte Geld schaffen. </text:p>
      <text:p text:style-name="P1"><text:span text:style-name="T1">Der erste Gott:</text:span> Ihre Kusine war verliebt... Wieso zwangen Sie sie einen ungeliebten Mann zu heiraten ?</text:p>
      <text:p text:style-name="P1"><text:span text:style-name="T1">Shui Ta:</text:span> Der Mann, den sie liebte, war ein Lump. </text:p>
      <text:p text:style-name="P1"/>
      <text:p text:style-name="P1"><text:span text:style-name="T1">Erzähler </text:span><text:span text:style-name="T5">nachdenkend</text:span><text:span text:style-name="T1">:</text:span> Merkwürdig, das ist keine übliche Anklage mehr … Die Richter verhalten sich so komisch, genau wie Shui Ta. So kenne ich ihn gar nicht. Irgendwas stimmt hier nicht. </text:p>
      <text:p text:style-name="P1"><text:soft-page-break/></text:p>
      <text:p text:style-name="P1"><text:span text:style-name="T1">Der dritte Gott:</text:span> Was hast du mit unserem guten Menschen von Sezuan gemacht ?</text:p>
      <text:p text:style-name="P1"><text:span text:style-name="T1">Shui Ta</text:span> <text:span text:style-name="T4">zögernd</text:span>: Dann laßt mich euch die furchtbare Wahrheit gestehen ... ich bin euer guter Mensch! </text:p>
      <text:p text:style-name="P1"><text:span text:style-name="T1">Der erste Gott:</text:span> Shen Te !</text:p>
      <text:p text:style-name="P1"><text:span text:style-name="T1">Shen Te:</text:span> Ja, ich bin es. Shui Ta und Shen Te, ich bin beide. </text:p>
      <text:p text:style-name="P1"><text:span text:style-name="T1"/></text:p>
      <text:p text:style-name="P1"><text:span text:style-name="T1">Shen Te:</text:span> Euer einstiger Befehl</text:p>
      <text:p text:style-name="P1">Gut zu sein und doch zu leben</text:p>
      <text:p text:style-name="P1">Zeriss mich wie ein Blitz in zwei Hälften. Ich </text:p>
      <text:p text:style-name="P1">Weiß nicht, wie es kam: gut sein zu andern</text:p>
      <text:p text:style-name="P1">Andern und mir zu helfen, war mir zu schwer. </text:p>
      <text:p text:style-name="P1">Ach, eure Welt ist schwierig! </text:p>
      <text:p text:style-name="P1"><text:span text:style-name="T1">Der dritte Gott</text:span> <text:span text:style-name="T4">unterbricht sie</text:span>: Sprich nicht weiter, Unglückliche ! Was sollen wir denken, die so froh sind, dich wiedergefunden zu haben!</text:p>
      <text:p text:style-name="P1"><text:span text:style-name="T1">Shen Te</text:span>: Aber ich muß euch doch sagen, daß ich der böse Mensch bin.</text:p>
      <text:p text:style-name="P1"><text:span text:style-name="T1">Der erste Gott:</text:span> Der gute Mensch, von dem alle nur Gutes berichtet haben!</text:p>
      <text:p text:style-name="P1"><text:span text:style-name="T1">Shen Te:</text:span> Nein, auch der böse!</text:p>
      <text:p text:style-name="P1"><text:span text:style-name="T1">Der erste Gott </text:span><text:span text:style-name="T4">verzweifelt</text:span>: Ein Missverständnis ! Einige unglückliche Vorkommnisse ! </text:p>
      <text:p text:style-name="P1"><text:span text:style-name="T1">Der zweite Gott:</text:span> Aber wie soll sie weiterleben?</text:p>
      <text:p text:style-name="P1"><text:span text:style-name="T1">Der erste Gott:</text:span> Sie kann es! Sie ist eine kräftige Person und wohlgestaltet und kann viel aushalten. </text:p>
      <text:p text:style-name="P1"><text:span text:style-name="T1">Der zweite Gott:</text:span> Aber hast du nicht gehört, was sie sagt?</text:p>
      <text:p text:style-name="P1"><text:span text:style-name="T1">Der erste Gott </text:span><text:span text:style-name="T4">heftig</text:span>: Nein, es ist alles in Ordnung! Und nun - … <text:span text:style-name="T4">Auf ein Zeichen von ihm ertönt Feenstaub.</text:span> </text:p>
      <text:p text:style-name="P1">Lasst uns zurückkehren. Diese kleine Welt hat uns sehr gefesselt. Ihr Freund und Leid hat uns erquickt und uns geschmerzt. Jedoch gedenken wir dort über den Gestirnen deiner, Shen Te, des guten Menschen, gern. Leb wohl, mach's gut. </text:p>
      <text:p text:style-name="P1"/>
      <text:p text:style-name="P1"><text:span text:style-name="T1">Erzähler</text:span>: Guck, durch die Handbewegung des ersten Gottes hat sich eine Wolke gebildet. Und die drei Götter fliegen auf der Wolke sehr langsam nach oben. Ah, Moment. Shen Te sagt gerade etwas, sie will nicht, dass die Götter gehen. </text:p>
      <text:p text:style-name="P1"/>
      <text:p text:style-name="P1"><text:span text:style-name="T1">Shen Te:</text:span> Wie soll ich den beiden guten Alten in die Augen schauen ? Und dem Wasserverkäufer erst ? Und wie soll ich mich des Barbiers erwehren, den ich nicht liebe, und wie Suns, den ich liebe ? Mein Leib ist gesegnet, und bald ist mein Sohn da und will essen? Ich kann nicht hier bleiben!</text:p>
      <text:p text:style-name="P1"/>
      <text:p text:style-name="P1"><text:span text:style-name="T1">Der erste Gott:</text:span> Du kannst es. Sei nur gut, und alles wird gut werden ! </text:p>
      <text:p text:style-name="P1"/>
      <text:p text:style-name="P1">Die Götter verschwinden. Der Erzähler schweigt. Shen Te allein auf der Bühne. Sie ist erleuchtet. Lautere Musik. <text:span text:style-name="T6">Der Zuschauer entfernt sich von der Bühne.</text:span> Schwarz.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ida Amini</meta:initial-creator>
    <meta:creation-date>2016-12-07T15:17:01</meta:creation-date>
    <dc:date>2016-12-16T00:32:31</dc:date>
    <dc:creator>Aida Amini</dc:creator>
    <meta:editing-duration>PT1H56M57S</meta:editing-duration>
    <meta:editing-cycles>9</meta:editing-cycles>
    <meta:generator>OpenOffice/4.1.1$Unix OpenOffice.org_project/411m6$Build-9775</meta:generator>
    <meta:document-statistic meta:table-count="0" meta:image-count="0" meta:object-count="0" meta:page-count="2" meta:paragraph-count="43" meta:word-count="754" meta:character-count="4287"/>
  </office:meta>
</office:document-meta>
</file>